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style>
    <style:style style:name="P2" style:family="paragraph" style:parent-style-name="Quotations">
      <style:paragraph-properties fo:margin-left="0in" fo:margin-right="0in" fo:text-align="start" style:justify-single-word="false" fo:orphans="2" fo:widows="2" fo:text-indent="0in" style:auto-text-indent="false"/>
      <style:text-properties fo:font-variant="normal" fo:text-transform="none" fo:color="#000000" style:font-name="Helvetica" fo:font-size="9pt" fo:letter-spacing="normal" fo:font-style="normal" fo:font-weight="normal"/>
    </style:style>
    <style:style style:name="T1" style:family="text">
      <style:text-properties fo:font-variant="normal" fo:text-transform="none" fo:color="#000000" style:font-name="Helvetica" fo:font-size="9pt" fo:letter-spacing="normal" fo:font-style="normal" fo:font-weight="normal"/>
    </style:style>
    <style:style style:name="T2" style:family="text">
      <style:text-properties fo:font-variant="normal" fo:text-transform="none" fo:color="#000000" style:font-name="Helvetica" fo:font-size="9pt" fo:letter-spacing="normal" fo:font-style="normal" fo:font-weight="normal" officeooo:rsid="00084b5f"/>
    </style:style>
    <style:style style:name="T3" style:family="text">
      <style:text-properties fo:font-variant="normal" fo:text-transform="none" fo:color="#000000" style:font-name="Helvetica" fo:font-size="9pt" fo:letter-spacing="normal" fo:font-style="normal" fo:font-weight="normal" officeooo:rsid="00090a12"/>
    </style:style>
    <style:style style:name="T4" style:family="text">
      <style:text-properties fo:font-variant="normal" fo:text-transform="none" fo:color="#000000" style:font-name="Helvetica" fo:font-size="9pt" fo:letter-spacing="normal" fo:font-style="normal" fo:font-weight="normal" officeooo:rsid="000bcd82"/>
    </style:style>
    <style:style style:name="T5" style:family="text">
      <style:text-properties fo:font-variant="normal" fo:text-transform="none" fo:color="#000000" style:font-name="Helvetica" fo:font-size="9pt" fo:letter-spacing="normal" fo:font-style="normal" fo:font-weight="bold"/>
    </style:style>
    <style:style style:name="T6" style:family="text">
      <style:text-properties fo:font-weight="bold"/>
    </style:style>
    <style:style style:name="T7" style:family="text">
      <style:text-properties fo:font-size="12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Justin’s ER Diagram Explanation<text:line-break/></text:span><text:span text:style-name="T1"><text:line-break/>My final project goal is to create a dashboard of Amazon FBA inventory items, I am hoping to use real data from a demo selling account,</text:span><text:span text:style-name="T4"> but will use a demo account data-set if I am unable </text:span><text:span text:style-name="T1">. For each submitted inventory item, the application will display the current inventory and the forecasted inventory projections for the future 90 days. </text:span><text:line-break/><text:line-break/><text:span text:style-name="T1">My project will contain 4 </text:span><text:span text:style-name="T4">entities</text:span><text:span text:style-name="T1"> of data...</text:span><text:line-break/><text:line-break/><text:span text:style-name="T1">The </text:span><text:span text:style-name="T2">first</text:span><text:span text:style-name="T1"> will be the </text:span><text:span text:style-name="T2">main </text:span><text:span text:style-name="T1">product entity. This will be data submitted to the application manually by the user </text:span><text:span text:style-name="T2">and will contain the required fields that are needed to link product data from the secondary application entities.<text:line-break/><text:line-break/>The second is the product data that will contain the details of each item. With the exception of the ASIN field that will be a manually submitted by the user, the rest of the product information data will be retrieved by the API. <text:line-break/><text:line-break/>The third and fourth entities are inventory and sales data. The inventory report will be a snapshot of a point in time, where the sales report will be requested for a duration of time with a specified start and end date. This is displayed in the fields of the corresponding reports below, The plan will be to grab sales and inventory data daily, overnight, so the report is u[dated for viewing each morning,<text:line-break/><text:line-break/>To calculate the inventory and future need based on sales we will need to use javascript on certain data variables that are </text:span><text:line-break/><text:span text:style-name="T1">The current inventory is the value of the corresponding field/column in the product-inventory entity. We can easily find and define a variable of the trailing 30 day average daily sales. This would come form a daily GET request for the last 30 days sales report. We can then use the sales variables </text:span><text:span text:style-name="T5">&lt;trailing-average&gt;</text:span><text:span text:style-name="T1">, and </text:span><text:span text:style-name="T5">&lt;trailing-single-day-average&gt; </text:span><text:span text:style-name="T1">as the keys in forecasting the next 90 days. To find the forecasted sales, we would set a new variable to be the day that is today, and tomorrow is today i++. For each looped increase up to 90 days, we just take the </text:span><text:span text:style-name="T5">&lt;trailing-average-single-day&gt; </text:span><text:span text:style-name="T1">multiplied by the loop iteration count.</text:span><text:line-break/><text:line-break/><text:span text:style-name="T1">Daily we will need to download two reports from Amazon MWS. The GET Inventory report is a </text:span><text:span text:style-name="T2">snapshot.</text:span></text:p>
      <text:p text:style-name="P2"><text:span text:style-name="T7">C - </text:span>The user will be able to CREATE a new product to be analyzed via a form submission. Mandatory fields will be SKU, ASIN, and Display Name.<text:line-break/><text:span text:style-name="T7">R - </text:span>The application will be programmed to GET a <text:span text:style-name="T6">fba-product-sales</text:span> report and <text:span text:style-name="T6">inventory-snapshot</text:span> report daily at 4:00am.<text:line-break/><text:span text:style-name="T7">U - </text:span>The user would be able to UPDATE the Display Name of a submitted product. UPDATE product entity<text:line-break/><text:span text:style-name="T7">D - </text:span>The user would be able to DELETE any inventory item that they no longer with to tr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10:06:56.845405596</meta:creation-date>
    <dc:date>2020-04-14T08:50:22.727238552</dc:date>
    <meta:editing-duration>PT38M11S</meta:editing-duration>
    <meta:editing-cycles>2</meta:editing-cycles>
    <meta:generator>LibreOffice/6.0.7.3$Linux_X86_64 LibreOffice_project/00m0$Build-3</meta:generator>
    <meta:document-statistic meta:table-count="0" meta:image-count="0" meta:object-count="0" meta:page-count="1" meta:paragraph-count="2" meta:word-count="456" meta:character-count="2606" meta:non-whitespace-character-count="2142"/>
  </office:meta>
</office:document-meta>
</file>